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List_20_Paragraph">
      <style:paragraph-properties fo:margin-left="1.27cm" fo:margin-right="0cm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_20__28_user_29_"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5" style:family="paragraph" style:parent-style-name="Standard_20__28_user_29_">
      <style:paragraph-properties fo:line-height="150%" fo:text-align="start" style:justify-single-word="false"/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6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7" style:family="paragraph" style:parent-style-name="Standard_20__28_user_29_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8" style:family="paragraph" style:parent-style-name="Standard_20__28_user_29_">
      <style:paragraph-properties fo:line-height="150%" fo:text-align="justify" style:justify-single-word="false">
        <style:tab-stops>
          <style:tab-stop style:position="4.766cm"/>
        </style:tab-stops>
      </style:paragraph-properties>
      <style:text-properties style:font-name="Times New Roman" fo:font-weight="bold" style:font-weight-asian="bold" style:font-name-complex="Times New Roman1" style:font-size-complex="11pt"/>
    </style:style>
    <style:style style:name="P9" style:family="paragraph" style:parent-style-name="Standard_20__28_user_29_">
      <style:paragraph-properties fo:margin-top="0cm" fo:margin-bottom="0cm" style:contextual-spacing="false" fo:line-height="150%" fo:text-align="justify" style:justify-single-word="false">
        <style:tab-stops>
          <style:tab-stop style:position="5.766cm"/>
        </style:tab-stops>
      </style:paragraph-properties>
      <style:text-properties style:font-name="Times New Roman" style:font-name-complex="Times New Roman1"/>
    </style:style>
    <style:style style:name="P10" style:family="paragraph" style:parent-style-name="Standard_20__28_user_29_">
      <style:paragraph-properties fo:margin-left="0cm" fo:margin-right="0cm" fo:margin-top="0cm" fo:margin-bottom="0cm" style:contextual-spacing="false" fo:line-height="150%" fo:text-indent="0cm" style:auto-text-indent="false">
        <style:tab-stops>
          <style:tab-stop style:position="6.267cm"/>
        </style:tab-stops>
      </style:paragraph-properties>
      <style:text-properties style:font-name="Times New Roman" fo:font-size="11pt" style:font-size-asian="11pt" style:font-name-complex="Times New Roman1" style:font-size-complex="11pt"/>
    </style:style>
    <style:style style:name="P11" style:family="paragraph" style:parent-style-name="Standard_20__28_user_29_">
      <style:paragraph-properties fo:text-align="center" style:justify-single-word="false"/>
    </style:style>
    <style:style style:name="P12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_20__28_user_29_">
      <style:paragraph-properties fo:margin-top="0cm" fo:margin-bottom="0cm" style:contextual-spacing="false" fo:line-height="100%" fo:text-align="end" style:justify-single-word="false"/>
    </style:style>
    <style:style style:name="P16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17" style:family="paragraph" style:parent-style-name="Standard_20__28_user_29_">
      <style:paragraph-properties fo:margin-top="0cm" fo:margin-bottom="0cm" style:contextual-spacing="false" fo:line-height="100%" fo:text-align="center" style:justify-single-word="false"/>
    </style:style>
    <style:style style:name="P18" style:family="paragraph" style:parent-style-name="Standard_20__28_user_29_">
      <style:paragraph-properties fo:line-height="150%" fo:text-align="justify" style:justify-single-word="false">
        <style:tab-stops>
          <style:tab-stop style:position="4.766cm"/>
        </style:tab-stops>
      </style:paragraph-properties>
    </style:style>
    <style:style style:name="P19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20" style:family="paragraph" style:parent-style-name="Standard_20__28_user_29_">
      <style:paragraph-properties fo:margin-top="0cm" fo:margin-bottom="0.282cm" style:contextual-spacing="false" fo:line-height="150%" fo:text-align="start" style:justify-single-word="false"/>
    </style:style>
    <style:style style:name="P21" style:family="paragraph" style:parent-style-name="List_20_Paragraph" style:list-style-name="WWNum11">
      <style:text-properties style:font-name="Times New Roman" fo:font-size="14pt" style:font-size-asian="14pt" style:font-name-complex="Times New Roman1" style:font-size-complex="14pt"/>
    </style:style>
    <style:style style:name="P22" style:family="paragraph" style:parent-style-name="List_20_Paragraph" style:list-style-name="WWNum12">
      <style:text-properties style:font-name="Times New Roman" fo:font-size="14pt" style:font-size-asian="14pt" style:font-name-complex="Times New Roman1" style:font-size-complex="14pt"/>
    </style:style>
    <style:style style:name="P23" style:family="paragraph" style:parent-style-name="List_20_Paragraph" style:list-style-name="WWNum13">
      <style:text-properties style:font-name="Times New Roman" fo:font-size="14pt" style:font-size-asian="14pt" style:font-name-complex="Times New Roman1" style:font-size-complex="14pt"/>
    </style:style>
    <style:style style:name="P24" style:family="paragraph" style:parent-style-name="List_20_Paragraph" style:list-style-name="WWNum14">
      <style:text-properties style:font-name="Times New Roman" fo:font-size="14pt" style:font-size-asian="14pt" style:font-name-complex="Times New Roman1" style:font-size-complex="14pt"/>
    </style:style>
    <style:style style:name="P25" style:family="paragraph" style:parent-style-name="List_20_Paragraph" style:list-style-name="WWNum15">
      <style:text-properties style:font-name="Times New Roman" fo:font-size="14pt" style:font-size-asian="14pt" style:font-name-complex="Times New Roman1" style:font-size-complex="14pt"/>
    </style:style>
    <style:style style:name="P26" style:family="paragraph" style:parent-style-name="List_20_Paragraph" style:list-style-name="WWNum16">
      <style:text-properties style:font-name="Times New Roman" fo:font-size="14pt" style:font-size-asian="14pt" style:font-name-complex="Times New Roman1" style:font-size-complex="14pt"/>
    </style:style>
    <style:style style:name="P27" style:family="paragraph" style:parent-style-name="List_20_Paragraph" style:list-style-name="WWNum17">
      <style:text-properties style:font-name="Times New Roman" fo:font-size="14pt" style:font-size-asian="14pt" style:font-name-complex="Times New Roman1" style:font-size-complex="14pt"/>
    </style:style>
    <style:style style:name="P28" style:family="paragraph" style:parent-style-name="Standard_20__28_user_29_" style:master-page-name="First_20_Page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29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0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31" style:family="paragraph" style:parent-style-name="Standard_20__28_user_29_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32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3" style:family="paragraph" style:parent-style-name="Standard_20__28_user_29_">
      <style:paragraph-properties fo:text-align="center" style:justify-single-word="false" fo:break-before="pag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4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5" style:family="paragraph" style:parent-style-name="Standard_20__28_user_29_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6" style:family="paragraph" style:parent-style-name="Standard_20__28_user_29_" style:list-style-name="">
      <style:paragraph-properties fo:margin-left="0cm" fo:margin-right="0cm" fo:margin-top="0.353cm" fo:margin-bottom="0cm" style:contextual-spacing="false" fo:line-height="103%" fo:keep-together="always" fo:text-indent="0cm" style:auto-text-indent="false" fo:keep-with-next="always"/>
      <style:text-properties style:font-name="Times New Roman" fo:font-size="14pt" fo:font-weight="bold" style:font-name-asian="SimSun" style:font-size-asian="14pt" style:font-weight-asian="bold" style:font-name-complex="Times New Roman1" style:font-size-complex="14pt" style:font-weight-complex="bold"/>
    </style:style>
    <style:style style:name="P37" style:family="paragraph" style:parent-style-name="Standard_20__28_user_29_">
      <style:paragraph-properties fo:margin-left="0cm" fo:margin-right="0cm" fo:text-indent="0cm" style:auto-text-indent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38" style:family="paragraph" style:parent-style-name="Standard_20__28_user_29_">
      <style:paragraph-properties fo:margin-top="0cm" fo:margin-bottom="0cm" style:contextual-spacing="false" fo:line-height="150%" fo:text-align="justify" style:justify-single-word="false">
        <style:tab-stops>
          <style:tab-stop style:position="5.766cm"/>
        </style:tab-stops>
      </style:paragraph-properties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P39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normal"/>
    </style:style>
    <style:style style:name="P40" style:family="paragraph" style:parent-style-name="Standard_20__28_user_29_">
      <style:paragraph-properties fo:margin-top="0cm" fo:margin-bottom="0cm" style:contextual-spacing="false" fo:line-height="150%" fo:text-align="justify" style:justify-single-word="false">
        <style:tab-stops>
          <style:tab-stop style:position="5.766cm"/>
        </style:tab-stops>
      </style:paragraph-properties>
      <style:text-properties style:font-name="Times New Roman" style:font-name-complex="Times New Roman1"/>
    </style:style>
    <style:style style:name="P41" style:family="paragraph" style:parent-style-name="Standard_20__28_user_29_" style:list-style-name="WWNum9">
      <style:paragraph-properties fo:margin-top="0cm" fo:margin-bottom="0cm" style:contextual-spacing="false" fo:line-height="150%" fo:text-align="justify" style:justify-single-word="false">
        <style:tab-stops>
          <style:tab-stop style:position="5.766cm"/>
        </style:tab-stops>
      </style:paragraph-properties>
      <style:text-properties style:font-name="Times New Roman" style:font-name-complex="Times New Roman1"/>
    </style:style>
    <style:style style:name="P42" style:family="paragraph" style:parent-style-name="Standard_20__28_user_29_" style:list-style-name="">
      <style:paragraph-properties fo:margin-left="0cm" fo:margin-right="0cm" fo:margin-top="0.353cm" fo:margin-bottom="0cm" style:contextual-spacing="false" fo:line-height="103%" fo:keep-together="always" fo:text-indent="0cm" style:auto-text-indent="false" fo:keep-with-next="always"/>
      <style:text-properties style:font-name="Times New Roman" fo:font-weight="bold" style:font-name-asian="SimSun" style:font-weight-asian="bold" style:font-name-complex="Times New Roman1" style:font-size-complex="11pt" style:font-weight-complex="bold"/>
    </style:style>
    <style:style style:name="P43" style:family="paragraph" style:parent-style-name="Standard_20__28_user_29_">
      <style:paragraph-properties fo:margin-top="0cm" fo:margin-bottom="0cm" style:contextual-spacing="false" fo:line-height="150%" fo:text-align="justify" style:justify-single-word="false">
        <style:tab-stops>
          <style:tab-stop style:position="5.766cm"/>
        </style:tab-stops>
      </style:paragraph-properties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44" style:family="paragraph" style:parent-style-name="Standard_20__28_user_29_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 fo:font-size="11pt" style:font-size-asian="11pt" style:font-name-complex="Times New Roman1" style:font-size-complex="11pt"/>
    </style:style>
    <style:style style:name="P45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46" style:family="paragraph" style:parent-style-name="Standard_20__28_user_29_" style:list-style-name="">
      <style:paragraph-properties fo:margin-left="0cm" fo:margin-right="0cm" fo:margin-top="0.353cm" fo:margin-bottom="0cm" style:contextual-spacing="false" fo:line-height="103%" fo:keep-together="always" fo:text-indent="0cm" style:auto-text-indent="false" fo:keep-with-next="always"/>
      <style:text-properties fo:color="#000000" loext:opacity="100%" style:font-name="Times New Roman" fo:font-size="14pt" fo:font-weight="bold" style:font-name-asian="SimSun" style:font-size-asian="14pt" style:font-weight-asian="bold" style:font-name-complex="Times New Roman1" style:font-size-complex="14pt" style:font-weight-complex="bold"/>
    </style:style>
    <style:style style:name="P47" style:family="paragraph" style:parent-style-name="Standard_20__28_user_29_">
      <style:paragraph-properties fo:margin-top="0cm" fo:margin-bottom="0cm" style:contextual-spacing="false" fo:line-height="150%" fo:text-align="justify" style:justify-single-word="false">
        <style:tab-stops>
          <style:tab-stop style:position="5.766cm"/>
        </style:tab-stops>
      </style:paragraph-properties>
      <style:text-properties fo:color="#000000" loext:opacity="100%" style:font-name="Times New Roman" fo:font-size="13pt" fo:font-weight="normal" style:font-name-asian="Times New Roman1" style:font-size-asian="13pt" style:language-asian="ru" style:country-asian="RU" style:font-weight-asian="normal" style:font-name-complex="Times New Roman1" style:font-size-complex="13pt" style:font-weight-complex="normal"/>
    </style:style>
    <style:style style:name="P48" style:family="paragraph" style:parent-style-name="Standard_20__28_user_29_" style:list-style-name="WWNum9">
      <style:paragraph-properties fo:margin-top="0cm" fo:margin-bottom="0cm" style:contextual-spacing="false" fo:line-height="150%" fo:text-align="justify" style:justify-single-word="false">
        <style:tab-stops>
          <style:tab-stop style:position="5.766cm"/>
        </style:tab-stops>
      </style:paragraph-properties>
      <style:text-properties fo:color="#1a1a1a" loext:opacity="100%" style:font-name="Times New Roman" fo:font-size="11.5pt" style:font-name-asian="SimSun" style:font-size-asian="11.5pt" style:font-name-complex="Times New Roman1" style:font-size-complex="11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style:font-name-complex="Times New Roman1" style:font-size-complex="11pt"/>
    </style:style>
    <style:style style:name="T4" style:family="text">
      <style:text-properties style:font-name="Times New Roman" fo:font-size="11pt" style:font-size-asian="11pt" style:font-name-complex="Times New Roman1" style:font-size-complex="11pt"/>
    </style:style>
    <style:style style:name="T5" style:family="text">
      <style:text-properties style:font-name="Times New Roman" fo:font-size="11pt" fo:language="en" fo:country="US" fo:font-weight="normal" style:font-size-asian="11pt" style:font-weight-asian="normal" style:font-name-complex="Times New Roman1" style:font-size-complex="11pt" style:font-weight-complex="bold"/>
    </style:style>
    <style:style style:name="T6" style:family="text">
      <style:text-properties style:font-name="Times New Roman" fo:font-size="11pt" fo:language="ru" fo:country="RU" fo:font-weight="normal" style:font-size-asian="11pt" style:font-weight-asian="normal" style:font-name-complex="Times New Roman1" style:font-size-complex="11pt" style:font-weight-complex="bold"/>
    </style:style>
    <style:style style:name="T7" style:family="text">
      <style:text-properties style:font-name="Times New Roman" fo:language="ru" fo:country="RU" style:font-name-complex="Times New Roman1" style:font-size-complex="11pt"/>
    </style:style>
    <style:style style:name="T8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9" style:family="text">
      <style:text-properties fo:color="#000000" loext:opacity="100%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0" style:family="text">
      <style:text-properties fo:color="#000000" loext:opacity="100%" style:font-name="Times New Roman" fo:font-size="14pt" fo:language="ru" fo:country="RU" officeooo:rsid="001beb97" style:font-name-asian="Times New Roman1" style:font-size-asian="14pt" style:font-name-complex="Times New Roman1" style:font-size-complex="14pt"/>
    </style:style>
    <style:style style:name="T11" style:family="text"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2" style:family="text">
      <style:text-properties fo:color="#000000" loext:opacity="100%" style:font-name="Times New Roman" fo:font-size="14pt" fo:language="en" fo:country="US" officeooo:rsid="001beb97" style:font-name-asian="Times New Roman1" style:font-size-asian="14pt" style:font-name-complex="Times New Roman1" style:font-size-complex="14pt"/>
    </style:style>
    <style:style style:name="T13" style:family="text">
      <style:text-properties fo:color="#000000" loext:opacity="100%" style:font-name="Times New Roman" fo:font-size="14pt" fo:language="en" fo:country="US" officeooo:rsid="001feaf7" style:font-name-asian="Times New Roman1" style:font-size-asian="14pt" style:font-name-complex="Times New Roman1" style:font-size-complex="14pt"/>
    </style:style>
    <style:style style:name="T14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Московский Авиационный Институт</text:p>
      <text:p text:style-name="P29">(Национальный Исследовательский Университет)</text:p>
      <text:p text:style-name="P29">Факультет информационных технологий и прикладной математики</text:p>
      <text:p text:style-name="P29">Кафедра вычислительной математики и программирования</text:p>
      <text:p text:style-name="P6"/>
      <text:p text:style-name="P6"/>
      <text:p text:style-name="P11"><text:span text:style-name="T1">Лабораторная работа №</text:span><text:span text:style-name="T2"> 6-8 </text:span><text:span text:style-name="T1">по курсу</text:span></text:p>
      <text:p text:style-name="P4">«Операционные системы»</text:p>
      <text:p text:style-name="P4"/>
      <text:p text:style-name="P11"/>
      <text:p text:style-name="P7"/>
      <text:p text:style-name="P6"/>
      <text:p text:style-name="P6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5"><text:span text:style-name="T8">Студент: </text:span><text:span text:style-name="T10">Тулин Иван Денисович</text:span></text:p>
      <text:p text:style-name="P16"><text:span text:style-name="T8">Группа: </text:span><text:span text:style-name="T11">М8О-</text:span><text:span text:style-name="T9">201Б</text:span><text:span text:style-name="T11">-21</text:span></text:p>
      <text:p text:style-name="P16"><text:span text:style-name="T8">Вариант: </text:span><text:span text:style-name="T12">14</text:span></text:p>
      <text:p text:style-name="P12">Преподаватель Миронов Евгений Сергеевич</text:p>
      <text:p text:style-name="P12">Оценка: ___________</text:p>
      <text:p text:style-name="P12">Дата: ___________</text:p>
      <text:p text:style-name="P12">Подпись: ___________</text:p>
      <text:p text:style-name="P14"/>
      <text:p text:style-name="P14"/>
      <text:p text:style-name="P17"><text:span text:style-name="T8">Москва, 202</text:span><text:span text:style-name="T13">3</text:span></text:p>
      <text:p text:style-name="P3"/>
      <text:p text:style-name="P32"><text:soft-page-break/>Содержание</text:p>
      <text:list xml:id="list2380614652" text:style-name="WWNum11">
        <text:list-item text:start-value="1">
          <text:p text:style-name="P21">Репозиторий</text:p>
        </text:list-item>
        <text:list-item text:style-override="WWNum12">
          <text:p text:style-name="P22">Постановка задачи</text:p>
        </text:list-item>
        <text:list-item text:style-override="WWNum13">
          <text:p text:style-name="P23">Общие сведения о программе</text:p>
        </text:list-item>
        <text:list-item text:style-override="WWNum14">
          <text:p text:style-name="P24">Общий метод и алгоритм решения</text:p>
        </text:list-item>
        <text:list-item text:style-override="WWNum15">
          <text:p text:style-name="P25">Исходный код</text:p>
        </text:list-item>
        <text:list-item text:style-override="WWNum16">
          <text:p text:style-name="P26">Демонстрация работы программы</text:p>
        </text:list-item>
        <text:list-item text:style-override="WWNum17">
          <text:p text:style-name="P27">Выводы</text:p>
        </text:list-item>
      </text:list>
      <text:p text:style-name="P2"/>
      <text:p text:style-name="P33">Репозиторий</text:p>
      <text:p text:style-name="P37">https://github.com/YusayuSharingan/Opsys-labs/tree/main/lab6</text:p>
      <text:p text:style-name="P32">Постановка задачи</text:p>
      <text:h text:style-name="P46" text:outline-level="2">Цель работы</text:h>
      <text:p text:style-name="P9">Целью является приобретение практических навыков в:</text:p>
      <text:list xml:id="list867337740" text:style-name="WWNum9">
        <text:list-item>
          <text:p text:style-name="P41">Управлении серверами сообщений (№6)</text:p>
        </text:list-item>
        <text:list-item>
          <text:p text:style-name="P41">Применение отложенных вычислений (№7)</text:p>
        </text:list-item>
        <text:list-item>
          <text:p text:style-name="P48">Интеграция программных систем друг с другом (№8)</text:p>
        </text:list-item>
      </text:list>
      <text:h text:style-name="P42" text:outline-level="2"/>
      <text:h text:style-name="P36" text:outline-level="2">Задание</text:h>
      <text:p text:style-name="P9">Реализовать распределенную систему по асинхронной обработке запросов. В данной</text:p>
      <text:p text:style-name="P9">распределенной системе должно существовать 2 вида узлов: «управляющий» и</text:p>
      <text:p text:style-name="P9">«вычислительный». Необходимо объединить данные узлы в соответствии с той топологией,</text:p>
      <text:p text:style-name="P9">которая определена вариантом. Связь между узлами необходимо осуществить при помощи</text:p>
      <text:p text:style-name="P9">технологии очередей сообщений. Также в данной системе необходимо предусмотреть проверку</text:p>
      <text:p text:style-name="P9">доступности узлов в соответствии с вариантом. При убийстве («kill -9») любого вычислительного</text:p>
      <text:p text:style-name="P9">узла система должна пытаться максимально сохранять свою работоспособность, а именно все</text:p>
      <text:p text:style-name="P9">дочерние узлы убитого узла могут стать недоступными, но родительские узлы должны сохранить</text:p>
      <text:p text:style-name="P9">свою работоспособность.</text:p>
      <text:p text:style-name="P9">Управляющий узел отвечает за ввод команд от пользователя и отправку этих команд на</text:p>
      <text:p text:style-name="P47">вычислительные узлы. Список основных поддерживаемых команд:</text:p>
      <text:p text:style-name="P43">Создание нового вычислительного узла</text:p>
      <text:p text:style-name="P9">Формат команды: create id [parent]</text:p>
      <text:p text:style-name="P9">id – целочисленный идентификатор нового вычислительного узла</text:p>
      <text:p text:style-name="P9">parent – целочисленный идентификатор родительского узла. Если топологией не предусмотрено</text:p>
      <text:p text:style-name="P9">введение данного параметра, то его необходимо игнорировать (если его ввели)</text:p>
      <text:p text:style-name="P9">Формат вывода:</text:p>
      <text:p text:style-name="P9">«Ok: pid», где pid – идентификатор процесса для созданного вычислительного узла</text:p>
      <text:p text:style-name="P9">«Error: Already exists» - вычислительный узел с таким идентификатором уже существует</text:p>
      <text:p text:style-name="P9">«Error: Parent not found» - нет такого родительского узла с таким идентификатором</text:p>
      <text:p text:style-name="P9">«Error: Parent is unavailable» - родительский узел существует, но по каким-то причинам с ним не</text:p>
      <text:p text:style-name="P9">удается связаться</text:p>
      <text:p text:style-name="P9">«Error: [Custom error]» - любая другая обрабатываемая ошибка</text:p>
      <text:p text:style-name="P9">Пример:</text:p>
      <text:p text:style-name="P9">&gt; create 10 5</text:p>
      <text:p text:style-name="P9">Ok: 3128</text:p>
      <text:p text:style-name="P9"><text:soft-page-break/>Примечания: создание нового управляющего узла осуществляется пользователем программы</text:p>
      <text:p text:style-name="P9">при помощи запуска исполняемого файла. Id и pid — это разные идентификаторы.</text:p>
      <text:p text:style-name="P9"/>
      <text:p text:style-name="P43">Удаление существующего вычислительного узла</text:p>
      <text:p text:style-name="P9">Формат команды: remove id</text:p>
      <text:p text:style-name="P9">id – целочисленный идентификатор удаляемого вычислительного узла</text:p>
      <text:p text:style-name="P9">Формат вывода:</text:p>
      <text:p text:style-name="P9">«Ok» - успешное удаление</text:p>
      <text:p text:style-name="P9">«Error: Not found» - вычислительный узел с таким идентификатором не найден</text:p>
      <text:p text:style-name="P9">«Error: Node is unavailable» - по каким-то причинам не удается связаться с вычислительным узлом</text:p>
      <text:p text:style-name="P9">«Error: [Custom error]» - любая другая обрабатываемая ошибка</text:p>
      <text:p text:style-name="P9">Пример:</text:p>
      <text:p text:style-name="P9">&gt; remove 10</text:p>
      <text:p text:style-name="P9">Ok</text:p>
      <text:p text:style-name="P9">Примечание: при удалении узла из топологии его процесс должен быть завершен и</text:p>
      <text:p text:style-name="P9">работоспособность вычислительной сети не должна быть нарушена.</text:p>
      <text:p text:style-name="P43">Исполнение команды на вычислительном узле</text:p>
      <text:p text:style-name="P9">Формат команды: exec id [params]</text:p>
      <text:p text:style-name="P9">id – целочисленный идентификатор вычислительного узла, на который отправляется команда</text:p>
      <text:p text:style-name="P9">Формат вывода:</text:p>
      <text:p text:style-name="P9">«Ok:id: [result]», где result – результат выполненной команды</text:p>
      <text:p text:style-name="P9">«Error:id: Not found» - вычислительный узел с таким идентификатором не найден</text:p>
      <text:p text:style-name="P9">«Error:id: Node is unavailable» - по каким-то причинам не удается связаться с вычислительным</text:p>
      <text:p text:style-name="P9">узлом</text:p>
      <text:p text:style-name="P9">«Error:id: [Custom error]» - любая другая обрабатываемая ошибка</text:p>
      <text:p text:style-name="P9">Пример:</text:p>
      <text:p text:style-name="P9">Можно найти в описании конкретной команды, определенной вариантом задания.</text:p>
      <text:p text:style-name="P9">Примечание: выполнение команд должно быть асинхронным. Т.е. пока выполняется команда на</text:p>
      <text:p text:style-name="P9">одном из вычислительных узлов, то можно отправить следующую команду на другой</text:p>
      <text:p text:style-name="P9">вычислительный узел.</text:p>
      <text:p text:style-name="P9"/>
      <text:p text:style-name="P19"><text:span text:style-name="T1">Общие сведения о программе</text:span><text:span text:style-name="T4"> <text:s/></text:span></text:p>
      <text:p text:style-name="P44">Вся бибиотека zmq.hpp</text:p>
      <text:p text:style-name="P9"/>
      <text:p text:style-name="P9"/>
      <text:p text:style-name="P9"/>
      <text:p text:style-name="P38"/>
      <text:p text:style-name="P10"><text:soft-page-break/></text:p>
      <text:p text:style-name="P34">Общий метод и алгоритм решения</text:p>
      <text:p text:style-name="P18"><text:span text:style-name="T3">Каждый узлы общаются только с соседями через очередь сообщений zmq. Структура – </text:span><text:span text:style-name="T7">список с одним управляющим узлом</text:span><text:span text:style-name="T3">. Каждый узел – отдельный процесс.</text:span></text:p>
      <text:p text:style-name="P8"/>
      <text:p text:style-name="P39">Исходный код(Расположен в репозитории)</text:p>
      <text:p text:style-name="P31">Демонстрация работы программы</text:p>
      <text:p text:style-name="P5">yorokobeshounen@YS:~/Рабочий стол/OpSys/lab6/build$ ./client </text:p>
      <text:p text:style-name="P5">create 4 -1</text:p>
      <text:p text:style-name="P5">Ok: 8450</text:p>
      <text:p text:style-name="P5">ping 4</text:p>
      <text:p text:style-name="P5">Ok: 1</text:p>
      <text:p text:style-name="P5">create 5 4</text:p>
      <text:p text:style-name="P5">Ok: 8489</text:p>
      <text:p text:style-name="P5">exec 5 3 1 2 3 </text:p>
      <text:p text:style-name="P5">Ok: 5: 6</text:p>
      <text:p text:style-name="P5">create 7 4</text:p>
      <text:p text:style-name="P5">Ok: 8579</text:p>
      <text:p text:style-name="P5">remove 4</text:p>
      <text:p text:style-name="P5">Ok</text:p>
      <text:p text:style-name="P5">ping 4</text:p>
      <text:p text:style-name="P5">Error: Not found</text:p>
      <text:p text:style-name="P5">ping 5</text:p>
      <text:p text:style-name="P5">Error: Not found</text:p>
      <text:p text:style-name="P5"><text:soft-page-break/>ping 7</text:p>
      <text:p text:style-name="P5">Error: Not found</text:p>
      <text:p text:style-name="P5">exit</text:p>
      <text:p text:style-name="P35">Выводы</text:p>
      <text:p text:style-name="P20"><text:span text:style-name="T5">Создание процессов в виде </text:span><text:span text:style-name="T6">списка </text:span><text:span text:style-name="T5">значительно ускоряет работу сервера, тк каждый узел – есть отдельный сервер. Zero MQ дает нам возможность при подключенном интернете создавать связи между родительским и дочерними процессам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_20__28_user_29_" style:class="extra">
      <style:paragraph-properties fo:margin-top="0.212cm" fo:margin-bottom="0.212cm" style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1" fo:font-family="'Calibri Light'" style:font-family-generic="swiss" style:font-pitch="variable" fo:font-size="16pt" style:font-name-asian="Calibri Light2" style:font-family-asian="'Calibri Light'" style:font-family-generic-asian="system" style:font-pitch-asian="variable" style:font-size-asian="16pt" style:font-name-complex="Calibri Light2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353cm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itle" style:family="paragraph" style:parent-style-name="Standard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353cm" fo:margin-bottom="0.353cm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1.27cm" fo:margin-right="1.27cm" fo:margin-top="0cm" fo:margin-bottom="0cm" style:contextual-spacing="false" fo:text-indent="0cm" style:auto-text-indent="false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Footnote" style:family="paragraph" style:parent-style-name="Standard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table_20_of_20_figures" style:display-name="table of figures" style:family="paragraph" style:parent-style-name="Standard">
      <style:paragraph-properties fo:margin-top="0cm" fo:margin-bottom="0cm" style:contextual-spacing="false"/>
    </style:style>
    <style:style style:name="Standard_20__28_user_29_" style:display-name="Standard (user)" style:family="paragraph">
      <style:paragraph-properties fo:margin-top="0cm" fo:margin-bottom="0.282cm" style:contextual-spacing="false" fo:line-height="103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Normal_20__28_Web_29_" style:display-name="Normal (Web)" style:family="paragraph" style:parent-style-name="Standard_20__28_user_29_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_20__28_user_29_" style:class="extra"/>
    <style:style style:name="Header" style:family="paragraph" style:parent-style-name="Standard_20__28_user_29_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user_29_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_20__28_user_29_" style:display-name="Contents 1 (user)" style:family="paragraph" style:parent-style-name="Standard_20__28_user_29_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_20__28_user_29_" style:display-name="Contents 2 (user)" style:family="paragraph" style:parent-style-name="Standard_20__28_user_29_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_20__28_user_29_" style:display-name="Contents 3 (user)" style:family="paragraph" style:parent-style-name="Standard_20__28_user_29_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_20__28_user_29_" style:display-name="Contents 4 (user)" style:family="paragraph" style:parent-style-name="Standard_20__28_user_29_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_20__28_user_29_" style:display-name="Contents 5 (user)" style:family="paragraph" style:parent-style-name="Standard_20__28_user_29_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_20__28_user_29_" style:display-name="Contents 6 (user)" style:family="paragraph" style:parent-style-name="Standard_20__28_user_29_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_20__28_user_29_" style:display-name="Contents 7 (user)" style:family="paragraph" style:parent-style-name="Standard_20__28_user_29_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_20__28_user_29_" style:display-name="Contents 8 (user)" style:family="paragraph" style:parent-style-name="Standard_20__28_user_29_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_20__28_user_29_" style:display-name="Contents 9 (user)" style:family="paragraph" style:parent-style-name="Standard_20__28_user_29_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_20__28_user_29_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Caption_20_Char" style:display-name="Caption Char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keyword1_5f_bash" style:display-name="keyword1_bash" style:family="text">
      <style:text-properties fo:color="#c20cb9" loext:opacity="100%" fo:font-weight="bold" style:font-weight-asian="bold"/>
    </style:style>
    <style:style style:name="keyword2_5f_bash" style:display-name="keyword2_bash" style:family="text">
      <style:text-properties fo:color="#7a0874" loext:opacity="100%" fo:font-weight="bold" style:font-weight-asian="bold"/>
    </style:style>
    <style:style style:name="symbol0_5f_bash" style:display-name="symbol0_bash" style:family="text">
      <style:text-properties fo:color="#000000" loext:opacity="100%" fo:font-weight="bold" style:font-weight-asian="bold"/>
    </style:style>
    <style:style style:name="comment0_5f_c" style:display-name="comment0_c" style:family="text">
      <style:text-properties fo:color="#339933" loext:opacity="100%"/>
    </style:style>
    <style:style style:name="number_5f_c" style:display-name="number_c" style:family="text">
      <style:text-properties fo:color="#0000dd" loext:opacity="100%"/>
    </style:style>
    <style:style style:name="keyword0_5f_c" style:display-name="keyword0_c" style:family="text">
      <style:text-properties fo:color="#b1b100" loext:opacity="100%"/>
    </style:style>
    <style:style style:name="keyword3_5f_c" style:display-name="keyword3_c" style:family="text">
      <style:text-properties fo:color="#993333" loext:opacity="100%"/>
    </style:style>
    <style:style style:name="symbol0_5f_c" style:display-name="symbol0_c" style:family="text">
      <style:text-properties fo:color="#339933" loext:opacity="100%"/>
    </style:style>
    <style:style style:name="string_5f_c" style:display-name="string_c" style:family="text">
      <style:text-properties fo:color="#ff0000" loext:opacity="100%"/>
    </style:style>
    <style:style style:name="escaped_5f_c" style:display-name="escaped_c" style:family="text">
      <style:text-properties fo:color="#000099" loext:opacity="100%" fo:font-weight="bold" style:font-weight-asian="bold"/>
    </style:style>
    <style:style style:name="keyword2_5f_c" style:display-name="keyword2_c" style:family="text">
      <style:text-properties fo:color="#000066" loext:opacity="100%"/>
    </style:style>
    <style:style style:name="keyword1_5f_c" style:display-name="keyword1_c" style:family="text">
      <style:text-properties fo:color="#000000" loext:opacity="100%" fo:font-weight="bold" style:font-weight-asian="bold"/>
    </style:style>
    <style:style style:name="regexp4_5f_bash" style:display-name="regexp4_bash" style:family="text">
      <style:text-properties fo:color="#660033" loext:opacity="100%"/>
    </style:style>
    <style:style style:name="ListLabel_20_1" style:display-name="ListLabel 1" style:family="text">
      <style:text-properties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_5f_1" style:display-name="No List_1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Aria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/>
      </text:list-level-style-bullet>
      <text:list-level-style-bullet text:level="3" text:style-name="ListLabel_20_3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/>
      </text:list-level-style-bullet>
      <text:list-level-style-bullet text:level="6" text:style-name="ListLabel_20_6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/>
      </text:list-level-style-bullet>
      <text:list-level-style-bullet text:level="9" text:style-name="ListLabel_20_9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page_20_number"><text:page-number text:select-page="current">6</text:page-number></text:span></text:p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7T10:04:00</meta:creation-date>
    <meta:initial-creator>sindchess@gmail.com</meta:initial-creator>
    <dc:language>ru-RU</dc:language>
    <dc:date>2023-04-20T21:31:28.087212992</dc:date>
    <meta:editing-cycles>38</meta:editing-cycles>
    <meta:editing-duration>PT1H21M36S</meta:editing-duration>
    <meta:generator>LibreOffice/7.3.7.2$Linux_X86_64 LibreOffice_project/30$Build-2</meta:generator>
    <meta:document-statistic meta:table-count="0" meta:image-count="0" meta:object-count="0" meta:page-count="6" meta:paragraph-count="115" meta:word-count="619" meta:character-count="4642" meta:non-whitespace-character-count="4134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